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7028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row table:style-name="ro1">
          <table:table-cell table:style-name="ce1" office:value-type="string" calcext:value-type="string" table:number-columns-spanned="6" table:number-rows-spanned="1">
            <text:p>81 Item Questionnaire Inspired by <text:span text:style-name="T1">The Enneagram Made Easy</text:span></text:p>
          </table:table-cell>
          <table:covered-table-cell table:number-columns-repeated="2"/>
          <table:covered-table-cell table:style-name="ce8"/>
          <table:covered-table-cell table:number-columns-repeated="2"/>
          <table:table-cell table:number-columns-repeated="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8"/>
          <table:table-cell table:style-name="ce9"/>
          <table:table-cell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table:style-name="ce9" office:value-type="string" calcext:value-type="string">
            <text:p>|</text:p>
          </table:table-cell>
          <table:table-cell/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table:style-name="ce9" office:value-type="string" calcext:value-type="string">
            <text:p>|</text:p>
          </table:table-cell>
          <table:table-cell table:style-name="ce7" office:value-type="string" calcext:value-type="string">
            <text:p>Type</text:p>
          </table:table-cell>
        </table:table-row>
        <table:table-row table:style-name="ro4">
          <table:table-cell office:value-type="string" calcext:value-type="string">
            <text:p>I am individualistic and not afraid to be differen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have a positive outlook on lif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 tend to make a good first im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sometimes worry, even when things are going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I like sincere people who have integ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be assertive and even aggres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I am fearless and willing to take risk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I sometimes find it difficult to watch violence on TV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 my best to keep my wor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indeci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 am alert and caut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I prefer ideas to material possess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chedules and to-do lists help me keep on track and get things don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pbeat and energe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I can be sensit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articulate and care about grammar, spelling, and punctua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emotional and my feelings are easily hur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decisive and unshakeab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I like to stay bus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work hard and am supportive of other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It can be difficult getting started, but once I'm going it's hard to stop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n some ways, I am a "jack of all trades"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It's fun to be like a fly on the wa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to make other people happ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want to be there for my friends when they are sa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will continue working even when I don't feel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“Nice guys finish last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I am practical and r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“Flattery will get you nowher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I hate to feel lone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ometimes I hide my inner conflict behind a calm exterio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sometimes get lost in a pit of de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can be a bit of a packrat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 try to be likeable and tend to like others as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Others sometimes look to me for direc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punctual and hate being lat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suspect that fake, pretentious people are hiding somet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I work hard and am protective of the ones I lov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“It is better to give than to receiv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be controlling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rowds tend to wear me ou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enjoy being in harmony with people and natur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 am uninhibited and feel free to speak my min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I am honest, sincere, and value fairne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often prioritize others' needs over my ow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sometimes be my own worst enem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I can be argumentative and am not afraid to figh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I enjoy reading, learning, and watc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urrent events sometimes make me depressed and even upse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on't like to be fenced in with obligat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I reject attempts to control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 am agreeable and tend to adapt to those arou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ee things as being mostly black-and-white - they are good or bad, right or wro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willing to work late to meet deadli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dislike it when people try to manipulate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I tend to come out of my shell only around those with shared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t's easier to do quick unimportant tasks than the big important o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 like it when people understa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have a variety of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I try to follow the rules, but sometimes need to break the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I prefer that relationships be harmon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rarely get bor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keep things organiz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avoid conflic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 can be cynical and skpetical of others' expertis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independent and my own bo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I am extraverted and feel comfortable in crowd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I tend to be intuitive and id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doubt those in autho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I worry about many things, especially inconsistenci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don't "pull punches" and tell people exactly what I think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I frequently finish projects ear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to get along with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unique and tend to be a bit of a non-conformis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supportive and a good listene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 dislike loud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ove adventure and new experienc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I tend to follow the rul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usually a bit more serious than other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I overindulg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/>
          <table:table-cell table:style-name="Default"/>
        </table:table-row>
        <table:table-row table:style-name="ro4">
          <table:table-cell table:number-columns-repeated="7"/>
          <table:table-cell table:style-name="Default"/>
        </table:table-row>
        <table:table-row table:style-name="ro4">
          <table:table-cell table:style-name="ce4" office:value-type="string" calcext:value-type="string">
            <text:p>Items inspired by and paraphrased from “Personality Inventory” items in the book <text:span text:style-name="T2">The Enneagram Made Easy </text:span>by Renee Baron and Elizabeth Wagele</text:p>
          </table:table-cell>
          <table:table-cell table:number-columns-repeated="7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7"/>
          <table:table-cell table:style-name="Default"/>
        </table:table-row>
        <table:table-row table:style-name="ro5">
          <table:table-cell table:style-name="ce5" office:value-type="string" calcext:value-type="string">
            <text:p>Results appear below, starting on row 201</text:p>
          </table:table-cell>
          <table:table-cell table:number-columns-repeated="6"/>
          <table:table-cell table:style-name="Default"/>
        </table:table-row>
        <table:table-row table:style-name="ro4" table:number-rows-repeated="2">
          <table:table-cell table:number-columns-repeated="7"/>
          <table:table-cell table:style-name="Default"/>
        </table:table-row>
        <table:table-row table:style-name="ro4" table:number-rows-repeated="1048481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  <table:database-ranges>
        <table:database-range table:name="__Anonymous_Sheet_DB__0" table:target-range-address="'items-3'.A9:'items-3'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3:34:37.344545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0T18:36:55.484376250</dc:date>
    <meta:editing-duration>P1DT5H12M58S</meta:editing-duration>
    <meta:editing-cycles>50</meta:editing-cycles>
    <meta:generator>LibreOffice/6.4.7.2$Linux_X86_64 LibreOffice_project/40$Build-2</meta:generator>
    <meta:document-statistic meta:table-count="1" meta:cell-count="260" meta:object-count="0"/>
  </office:meta>
</office:document-meta>
</file>